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6pt" style:font-size-asian="16pt"/>
    </style:style>
    <style:style style:name="P3" style:parent-style-name="Normal" style:family="paragraph">
      <style:text-properties fo:font-weight="bold" style:font-weight-asian="bold" fo:font-size="14pt" style:font-size-asian="14pt"/>
    </style:style>
    <style:style style:name="P4" style:parent-style-name="ListParagraph" style:list-style-name="LFO1" style:family="paragraph"/>
    <style:style style:name="T5" style:parent-style-name="DefaultParagraphFont" style:family="text">
      <style:text-properties fo:font-size="12pt" style:font-size-asian="12pt"/>
    </style:style>
    <style:style style:name="P6" style:parent-style-name="ListParagraph" style:list-style-name="LFO1" style:family="paragraph"/>
    <style:style style:name="T7" style:parent-style-name="DefaultParagraphFont" style:family="text">
      <style:text-properties fo:font-size="12pt" style:font-size-asian="12pt"/>
    </style:style>
    <style:style style:name="P8" style:parent-style-name="ListParagraph" style:list-style-name="LFO1" style:family="paragraph"/>
    <style:style style:name="T9" style:parent-style-name="DefaultParagraphFont" style:family="text">
      <style:text-properties fo:font-size="12pt" style:font-size-asian="12pt"/>
    </style:style>
    <style:style style:name="P10" style:parent-style-name="Normal" style:family="paragraph">
      <style:text-properties fo:font-weight="bold" style:font-weight-asian="bold" fo:font-size="14pt" style:font-size-asian="14pt"/>
    </style:style>
    <style:style style:name="P11" style:parent-style-name="ListParagraph" style:list-style-name="LFO2" style:family="paragraph">
      <style:text-properties fo:font-size="12pt" style:font-size-asian="12pt"/>
    </style:style>
    <style:style style:name="P12" style:parent-style-name="ListParagraph" style:list-style-name="LFO2" style:family="paragraph">
      <style:text-properties fo:font-size="12pt" style:font-size-asian="12pt"/>
    </style:style>
    <style:style style:name="P13" style:parent-style-name="ListParagraph" style:list-style-name="LFO2" style:family="paragraph">
      <style:text-properties fo:font-size="12pt" style:font-size-asian="12pt"/>
    </style:style>
    <style:style style:name="P14" style:parent-style-name="ListParagraph" style:list-style-name="LFO2" style:family="paragraph">
      <style:text-properties fo:font-size="12pt" style:font-size-asian="12pt"/>
    </style:style>
    <style:style style:name="P15" style:parent-style-name="ListParagraph" style:list-style-name="LFO2" style:family="paragraph">
      <style:text-properties fo:font-size="12pt" style:font-size-asian="12pt"/>
    </style:style>
    <style:style style:name="P16" style:parent-style-name="ListParagraph" style:list-style-name="LFO2" style:family="paragraph">
      <style:text-properties fo:font-size="12pt" style:font-size-asian="12pt"/>
    </style:style>
    <style:style style:name="P17" style:parent-style-name="ListParagraph" style:list-style-name="LFO2" style:family="paragraph">
      <style:text-properties fo:font-size="12pt" style:font-size-asian="12pt"/>
    </style:style>
    <style:style style:name="P18" style:parent-style-name="ListParagraph" style:list-style-name="LFO2" style:family="paragraph">
      <style:text-properties fo:font-size="12pt" style:font-size-asian="12pt"/>
    </style:style>
    <style:style style:name="P19" style:parent-style-name="ListParagraph" style:list-style-name="LFO2" style:family="paragraph">
      <style:text-properties fo:font-size="12pt" style:font-size-asian="12pt"/>
    </style:style>
    <style:style style:name="P20" style:parent-style-name="ListParagraph" style:list-style-name="LFO2" style:family="paragraph">
      <style:text-properties fo:font-size="12pt" style:font-size-asian="12pt"/>
    </style:style>
    <style:style style:name="P21" style:parent-style-name="ListParagraph" style:list-style-name="LFO2" style:family="paragraph">
      <style:text-properties fo:font-size="12pt" style:font-size-asian="12pt"/>
    </style:style>
    <style:style style:name="P22" style:parent-style-name="ListParagraph" style:list-style-name="LFO2" style:family="paragraph">
      <style:text-properties fo:font-size="12pt" style:font-size-asian="12pt"/>
    </style:style>
    <style:style style:name="P23" style:parent-style-name="ListParagraph" style:list-style-name="LFO2" style:family="paragraph">
      <style:text-properties fo:font-size="12pt" style:font-size-asian="12pt"/>
    </style:style>
    <style:style style:name="P24" style:parent-style-name="ListParagraph" style:list-style-name="LFO2" style:family="paragraph">
      <style:text-properties fo:font-size="12pt" style:font-size-asian="12pt"/>
    </style:style>
    <style:style style:name="P25" style:parent-style-name="ListParagraph" style:list-style-name="LFO2" style:family="paragraph">
      <style:text-properties fo:font-size="12pt" style:font-size-asian="12pt"/>
    </style:style>
    <style:style style:name="P26" style:parent-style-name="ListParagraph" style:list-style-name="LFO2" style:family="paragraph">
      <style:text-properties fo:font-size="12pt" style:font-size-asian="12pt"/>
    </style:style>
    <style:style style:name="P27" style:parent-style-name="ListParagraph" style:list-style-name="LFO2" style:family="paragraph">
      <style:text-properties fo:font-size="12pt" style:font-size-asian="12pt"/>
    </style:style>
    <style:style style:name="P28" style:parent-style-name="ListParagraph" style:list-style-name="LFO2" style:family="paragraph">
      <style:text-properties fo:font-size="12pt" style:font-size-asian="12pt"/>
    </style:style>
    <style:style style:name="P29" style:parent-style-name="ListParagraph" style:list-style-name="LFO2" style:family="paragraph">
      <style:text-properties fo:font-size="12pt" style:font-size-asian="12pt"/>
    </style:style>
    <style:style style:name="P30" style:parent-style-name="Normal" style:family="paragraph">
      <style:text-properties fo:font-weight="bold" style:font-weight-asian="bold" fo:font-size="14pt" style:font-size-asian="14pt"/>
    </style:style>
    <style:style style:name="P31" style:parent-style-name="Normal" style:family="paragraph">
      <style:text-properties fo:font-weight="bold" style:font-weight-asian="bold" fo:font-size="14pt" style:font-size-asian="14pt"/>
    </style:style>
    <style:style style:name="P32" style:parent-style-name="ListParagraph" style:list-style-name="LFO3" style:family="paragraph">
      <style:text-properties fo:font-size="12pt" style:font-size-asian="12pt"/>
    </style:style>
    <style:style style:name="P33" style:parent-style-name="Normal" style:family="paragraph">
      <style:text-properties fo:font-weight="bold" style:font-weight-asian="bold" fo:font-size="12pt" style:font-size-asian="12pt"/>
    </style:style>
    <style:style style:name="P34" style:parent-style-name="ListParagraph" style:list-style-name="LFO3" style:family="paragraph">
      <style:text-properties fo:font-size="12pt" style:font-size-asian="12pt"/>
    </style:style>
    <style:style style:name="P35" style:parent-style-name="ListParagraph" style:list-style-name="LFO3" style:family="paragraph">
      <style:text-properties fo:font-size="12pt" style:font-size-asian="12pt"/>
    </style:style>
    <style:style style:name="P36" style:parent-style-name="ListParagraph" style:list-style-name="LFO3" style:family="paragraph">
      <style:text-properties fo:font-size="12pt" style:font-size-asian="12pt"/>
    </style:style>
    <style:style style:name="P37" style:parent-style-name="ListParagraph" style:list-style-name="LFO3" style:family="paragraph">
      <style:text-properties fo:font-size="12pt" style:font-size-asian="12pt"/>
    </style:style>
    <style:style style:name="P38" style:parent-style-name="Normal" style:family="paragraph">
      <style:text-properties fo:font-weight="bold" style:font-weight-asian="bold" fo:font-size="12pt" style:font-size-asian="12pt"/>
    </style:style>
    <style:style style:name="P39" style:parent-style-name="ListParagraph" style:list-style-name="LFO4" style:family="paragraph">
      <style:text-properties fo:font-size="12pt" style:font-size-asian="12pt"/>
    </style:style>
    <style:style style:name="P40" style:parent-style-name="ListParagraph" style:list-style-name="LFO4" style:family="paragraph">
      <style:text-properties fo:font-size="12pt" style:font-size-asian="12pt"/>
    </style:style>
    <style:style style:name="P41" style:parent-style-name="ListParagraph" style:list-style-name="LFO4" style:family="paragraph">
      <style:text-properties fo:font-size="12pt" style:font-size-asian="12pt"/>
    </style:style>
    <style:style style:name="P42" style:parent-style-name="ListParagraph" style:list-style-name="LFO4" style:family="paragraph">
      <style:text-properties fo:font-size="12pt" style:font-size-asian="12pt"/>
    </style:style>
    <style:style style:name="P43" style:parent-style-name="ListParagraph" style:list-style-name="LFO4" style:family="paragraph">
      <style:text-properties fo:font-size="12pt" style:font-size-asian="12pt"/>
    </style:style>
    <style:style style:name="P44" style:parent-style-name="ListParagraph" style:list-style-name="LFO4" style:family="paragraph">
      <style:text-properties fo:font-size="12pt" style:font-size-asian="12pt"/>
    </style:style>
    <style:style style:name="P45" style:parent-style-name="ListParagraph" style:list-style-name="LFO4" style:family="paragraph">
      <style:text-properties fo:font-size="12pt" style:font-size-asian="12pt"/>
    </style:style>
    <style:style style:name="P46" style:parent-style-name="Normal" style:family="paragraph">
      <style:text-properties fo:font-weight="bold" style:font-weight-asian="bold" fo:font-size="12pt" style:font-size-asian="12pt"/>
    </style:style>
    <style:style style:name="P47" style:parent-style-name="ListParagraph" style:list-style-name="LFO5" style:family="paragraph">
      <style:text-properties fo:font-size="12pt" style:font-size-asian="12pt"/>
    </style:style>
    <style:style style:name="P48" style:parent-style-name="ListParagraph" style:list-style-name="LFO5" style:family="paragraph">
      <style:text-properties fo:font-size="12pt" style:font-size-asian="12pt"/>
    </style:style>
    <style:style style:name="P49" style:parent-style-name="Normal" style:family="paragraph">
      <style:text-properties fo:font-weight="bold" style:font-weight-asian="bold" fo:font-size="12pt" style:font-size-asian="12pt"/>
    </style:style>
    <style:style style:name="P50" style:parent-style-name="ListParagraph" style:list-style-name="LFO6" style:family="paragraph">
      <style:text-properties fo:font-size="12pt" style:font-size-asian="12pt"/>
    </style:style>
    <style:style style:name="P51" style:parent-style-name="ListParagraph" style:list-style-name="LFO6" style:family="paragraph">
      <style:text-properties fo:font-size="12pt" style:font-size-asian="12pt"/>
    </style:style>
    <style:style style:name="P52" style:parent-style-name="ListParagraph" style:list-style-name="LFO6" style:family="paragraph">
      <style:text-properties fo:font-size="12pt" style:font-size-asian="12pt"/>
    </style:style>
    <style:style style:name="P53" style:parent-style-name="ListParagraph" style:list-style-name="LFO6" style:family="paragraph">
      <style:text-properties fo:font-size="12pt" style:font-size-asian="12pt"/>
    </style:style>
    <style:style style:name="P54" style:parent-style-name="ListParagraph" style:list-style-name="LFO6" style:family="paragraph">
      <style:text-properties fo:font-size="12pt" style:font-size-asian="12pt"/>
    </style:style>
    <style:style style:name="P55" style:parent-style-name="ListParagraph" style:list-style-name="LFO6" style:family="paragraph">
      <style:text-properties fo:font-size="12pt" style:font-size-asian="12pt"/>
    </style:style>
    <style:style style:name="P56" style:parent-style-name="Normal" style:family="paragraph">
      <style:text-properties fo:font-size="12pt" style:font-size-asian="12pt"/>
    </style:style>
    <style:style style:name="P57" style:parent-style-name="Normal" style:family="paragraph">
      <style:text-properties fo:font-weight="bold" style:font-weight-asian="bold" fo:font-size="14pt" style:font-size-asian="14pt"/>
    </style:style>
    <style:style style:name="P58" style:parent-style-name="ListParagraph" style:list-style-name="LFO7" style:family="paragraph">
      <style:text-properties fo:font-size="12pt" style:font-size-asian="12pt"/>
    </style:style>
    <style:style style:name="P59" style:parent-style-name="ListParagraph" style:list-style-name="LFO7" style:family="paragraph">
      <style:text-properties fo:font-size="12pt" style:font-size-asian="12pt"/>
    </style:style>
    <style:style style:name="P60" style:parent-style-name="ListParagraph" style:list-style-name="LFO7" style:family="paragraph">
      <style:text-properties fo:font-size="12pt" style:font-size-asian="12pt"/>
    </style:style>
    <style:style style:name="P61" style:parent-style-name="ListParagraph" style:list-style-name="LFO7" style:family="paragraph">
      <style:text-properties fo:font-size="12pt" style:font-size-asian="12pt"/>
    </style:style>
    <style:style style:name="P62" style:parent-style-name="ListParagraph" style:list-style-name="LFO7" style:family="paragraph">
      <style:text-properties fo:font-size="12pt" style:font-size-asian="12pt"/>
    </style:style>
    <style:style style:name="P63" style:parent-style-name="ListParagraph" style:list-style-name="LFO7" style:family="paragraph">
      <style:text-properties fo:font-size="12pt" style:font-size-asian="12pt"/>
    </style:style>
    <style:style style:name="P64" style:parent-style-name="ListParagraph" style:list-style-name="LFO7" style:family="paragraph">
      <style:text-properties fo:font-size="12pt" style:font-size-asian="12pt"/>
    </style:style>
    <style:style style:name="P65" style:parent-style-name="Normal" style:family="paragraph">
      <style:text-properties fo:font-weight="bold" style:font-weight-asian="bold" fo:font-size="12pt" style:font-size-asian="12pt"/>
    </style:style>
    <style:style style:name="P66" style:parent-style-name="ListParagraph" style:list-style-name="LFO8" style:family="paragraph">
      <style:text-properties fo:font-size="12pt" style:font-size-asian="12pt"/>
    </style:style>
    <style:style style:name="P67" style:parent-style-name="ListParagraph" style:list-style-name="LFO8" style:family="paragraph">
      <style:text-properties fo:font-size="12pt" style:font-size-asian="12pt"/>
    </style:style>
    <style:style style:name="P68" style:parent-style-name="ListParagraph" style:list-style-name="LFO8" style:family="paragraph">
      <style:text-properties fo:font-size="12pt" style:font-size-asian="12pt"/>
    </style:style>
    <style:style style:name="P69" style:parent-style-name="ListParagraph" style:list-style-name="LFO8" style:family="paragraph">
      <style:text-properties fo:font-size="12pt" style:font-size-asian="12pt"/>
    </style:style>
    <style:style style:name="P70" style:parent-style-name="Normal" style:family="paragraph">
      <style:text-properties fo:font-weight="bold" style:font-weight-asian="bold" fo:font-size="12pt" style:font-size-asian="12pt"/>
    </style:style>
    <style:style style:name="P71" style:parent-style-name="ListParagraph" style:list-style-name="LFO9" style:family="paragraph">
      <style:text-properties fo:font-size="12pt" style:font-size-asian="12pt"/>
    </style:style>
    <style:style style:name="P72" style:parent-style-name="ListParagraph" style:list-style-name="LFO9" style:family="paragraph">
      <style:text-properties fo:font-size="12pt" style:font-size-asian="12pt"/>
    </style:style>
    <style:style style:name="P73" style:parent-style-name="ListParagraph" style:list-style-name="LFO9" style:family="paragraph">
      <style:text-properties fo:font-size="12pt" style:font-size-asian="12pt"/>
    </style:style>
    <style:style style:name="P74" style:parent-style-name="ListParagraph" style:list-style-name="LFO9" style:family="paragraph">
      <style:text-properties fo:font-size="12pt" style:font-size-asian="12pt"/>
    </style:style>
    <style:style style:name="P75" style:parent-style-name="ListParagraph" style:list-style-name="LFO9" style:family="paragraph">
      <style:text-properties fo:font-size="12pt" style:font-size-asian="12pt"/>
    </style:style>
    <style:style style:name="P76" style:parent-style-name="Normal" style:family="paragraph">
      <style:text-properties fo:font-size="12pt" style:font-size-asian="12pt"/>
    </style:style>
    <style:style style:name="P77" style:parent-style-name="Normal" style:family="paragraph">
      <style:text-properties fo:font-weight="bold" style:font-weight-asian="bold" fo:font-size="14pt" style:font-size-asian="14pt"/>
    </style:style>
    <style:style style:name="P78" style:parent-style-name="ListParagraph" style:list-style-name="LFO10" style:family="paragraph">
      <style:text-properties fo:font-size="12pt" style:font-size-asian="12pt"/>
    </style:style>
    <style:style style:name="P79" style:parent-style-name="ListParagraph" style:list-style-name="LFO10" style:family="paragraph">
      <style:text-properties fo:font-size="12pt" style:font-size-asian="12pt"/>
    </style:style>
    <style:style style:name="P80" style:parent-style-name="ListParagraph" style:list-style-name="LFO10" style:family="paragraph">
      <style:text-properties fo:font-size="12pt" style:font-size-asian="12pt"/>
    </style:style>
    <style:style style:name="P81" style:parent-style-name="ListParagraph" style:list-style-name="LFO10" style:family="paragraph"/>
    <style:style style:name="T82" style:parent-style-name="DefaultParagraphFont" style:family="text">
      <style:text-properties fo:font-weight="bold" style:font-weight-asian="bold" fo:font-size="12pt" style:font-size-asian="12pt"/>
    </style:style>
    <style:style style:name="T83" style:parent-style-name="DefaultParagraphFont" style:family="text">
      <style:text-properties fo:font-size="12pt" style:font-size-asian="12pt"/>
    </style:style>
    <style:style style:name="T84" style:parent-style-name="DefaultParagraphFont" style:family="text">
      <style:text-properties fo:font-size="12pt" style:font-size-asian="12pt"/>
    </style:style>
    <style:style style:name="P85" style:parent-style-name="ListParagraph" style:list-style-name="LFO10" style:family="paragraph">
      <style:text-properties fo:font-size="12pt" style:font-size-asian="12pt"/>
    </style:style>
    <style:style style:name="P86" style:parent-style-name="ListParagraph" style:list-style-name="LFO10" style:family="paragraph"/>
    <style:style style:name="T87" style:parent-style-name="DefaultParagraphFont" style:family="text">
      <style:text-properties fo:font-weight="bold" style:font-weight-asian="bold" fo:font-size="12pt" style:font-size-asian="12pt"/>
    </style:style>
    <style:style style:name="T88" style:parent-style-name="DefaultParagraphFont" style:family="text">
      <style:text-properties fo:font-size="12pt" style:font-size-asian="12pt"/>
    </style:style>
    <style:style style:name="P89" style:parent-style-name="ListParagraph" style:list-style-name="LFO10" style:family="paragraph"/>
    <style:style style:name="T90" style:parent-style-name="DefaultParagraphFont" style:family="text">
      <style:text-properties fo:font-weight="bold" style:font-weight-asian="bold" fo:font-size="12pt" style:font-size-asian="12pt"/>
    </style:style>
    <style:style style:name="T91" style:parent-style-name="DefaultParagraphFont" style:family="text">
      <style:text-properties fo:font-size="12pt" style:font-size-asian="12pt"/>
    </style:style>
    <style:style style:name="T92" style:parent-style-name="DefaultParagraphFont" style:family="text">
      <style:text-properties fo:font-size="12pt" style:font-size-asian="12pt"/>
    </style:style>
    <style:style style:name="P93" style:parent-style-name="ListParagraph" style:list-style-name="LFO10" style:family="paragraph">
      <style:text-properties fo:font-size="12pt" style:font-size-asian="12pt"/>
    </style:style>
    <style:style style:name="P94" style:parent-style-name="ListParagraph" style:list-style-name="LFO10" style:family="paragraph">
      <style:text-properties fo:font-size="12pt" style:font-size-asian="12pt"/>
    </style:style>
    <style:style style:name="P95" style:parent-style-name="Normal" style:family="paragraph">
      <style:text-properties fo:font-weight="bold" style:font-weight-asian="bold" fo:font-size="12pt" style:font-size-asian="12pt"/>
    </style:style>
    <style:style style:name="P96" style:parent-style-name="ListParagraph" style:list-style-name="LFO11" style:family="paragraph">
      <style:text-properties fo:font-size="12pt" style:font-size-asian="12pt"/>
    </style:style>
    <style:style style:name="P97" style:parent-style-name="ListParagraph" style:list-style-name="LFO11" style:family="paragraph">
      <style:text-properties fo:font-size="12pt" style:font-size-asian="12pt"/>
    </style:style>
    <style:style style:name="P98" style:parent-style-name="ListParagraph" style:list-style-name="LFO11" style:family="paragraph">
      <style:text-properties fo:font-size="12pt" style:font-size-asian="12pt"/>
    </style:style>
    <style:style style:name="P99" style:parent-style-name="ListParagraph" style:list-style-name="LFO11" style:family="paragraph">
      <style:text-properties fo:font-size="12pt" style:font-size-asian="12pt"/>
    </style:style>
    <style:style style:name="P100" style:parent-style-name="ListParagraph" style:list-style-name="LFO11" style:family="paragraph">
      <style:text-properties fo:font-size="12pt" style:font-size-asian="12pt"/>
    </style:style>
    <style:style style:name="P101" style:parent-style-name="ListParagraph" style:list-style-name="LFO11" style:family="paragraph">
      <style:text-properties fo:font-size="12pt" style:font-size-asian="12pt"/>
    </style:style>
    <style:style style:name="P102" style:parent-style-name="ListParagraph" style:list-style-name="LFO11" style:family="paragraph">
      <style:text-properties fo:font-size="12pt" style:font-size-asian="12pt"/>
    </style:style>
    <style:style style:name="P103" style:parent-style-name="ListParagraph" style:list-style-name="LFO11" style:family="paragraph">
      <style:text-properties fo:font-size="12pt" style:font-size-asian="12pt"/>
    </style:style>
    <style:style style:name="P104" style:parent-style-name="Normal" style:family="paragraph">
      <style:text-properties fo:font-size="12pt" style:font-size-asian="12pt"/>
    </style:style>
    <style:style style:name="P105" style:parent-style-name="Normal" style:family="paragraph">
      <style:text-properties fo:font-weight="bold" style:font-weight-asian="bold" fo:font-size="12pt" style:font-size-asian="12pt"/>
    </style:style>
    <style:style style:name="P106" style:parent-style-name="ListParagraph" style:list-style-name="LFO12" style:family="paragraph"/>
    <style:style style:name="T107" style:parent-style-name="DefaultParagraphFont" style:family="text">
      <style:text-properties fo:font-size="12pt" style:font-size-asian="12pt"/>
    </style:style>
    <style:style style:name="P108" style:parent-style-name="ListParagraph" style:list-style-name="LFO12" style:family="paragraph"/>
    <style:style style:name="T109" style:parent-style-name="DefaultParagraphFont" style:family="text">
      <style:text-properties fo:font-size="12pt" style:font-size-asian="12pt"/>
    </style:style>
    <style:style style:name="P110" style:parent-style-name="ListParagraph" style:list-style-name="LFO12" style:family="paragraph"/>
    <style:style style:name="T111" style:parent-style-name="DefaultParagraphFont" style:family="text">
      <style:text-properties fo:font-size="12pt" style:font-size-asian="12pt"/>
    </style:style>
    <style:style style:name="P112" style:parent-style-name="ListParagraph" style:list-style-name="LFO12" style:family="paragraph"/>
    <style:style style:name="T113" style:parent-style-name="DefaultParagraphFont" style:family="text">
      <style:text-properties fo:font-size="12pt" style:font-size-asian="12pt"/>
    </style:style>
    <style:style style:name="P114" style:parent-style-name="ListParagraph" style:list-style-name="LFO12" style:family="paragraph"/>
    <style:style style:name="T115" style:parent-style-name="DefaultParagraphFont" style:family="text">
      <style:text-properties fo:font-size="12pt" style:font-size-asian="12pt"/>
    </style:style>
    <style:style style:name="P116" style:parent-style-name="ListParagraph" style:list-style-name="LFO12" style:family="paragraph"/>
    <style:style style:name="T117" style:parent-style-name="DefaultParagraphFont" style:family="text">
      <style:text-properties fo:font-size="12pt" style:font-size-asian="12pt"/>
    </style:style>
    <style:style style:name="P118" style:parent-style-name="Normal" style:family="paragraph">
      <style:text-properties fo:font-weight="bold" style:font-weight-asian="bold" fo:font-size="12pt" style:font-size-asian="12pt"/>
    </style:style>
    <style:style style:name="P119" style:parent-style-name="Normal" style:family="paragraph">
      <style:text-properties fo:font-weight="bold" style:font-weight-asian="bold" fo:font-size="12pt" style:font-size-asian="12pt"/>
    </style:style>
    <style:style style:name="P120" style:parent-style-name="ListParagraph" style:list-style-name="LFO13" style:family="paragraph">
      <style:text-properties fo:font-size="12pt" style:font-size-asian="12pt"/>
    </style:style>
    <style:style style:name="P121" style:parent-style-name="ListParagraph" style:list-style-name="LFO13" style:family="paragraph">
      <style:text-properties fo:font-size="12pt" style:font-size-asian="12pt"/>
    </style:style>
    <style:style style:name="P122" style:parent-style-name="ListParagraph" style:list-style-name="LFO13" style:family="paragraph">
      <style:text-properties fo:font-size="12pt" style:font-size-asian="12pt"/>
    </style:style>
    <style:style style:name="P123" style:parent-style-name="ListParagraph" style:list-style-name="LFO13" style:family="paragraph">
      <style:text-properties fo:font-size="12pt" style:font-size-asian="12pt"/>
    </style:style>
    <style:style style:name="P124" style:parent-style-name="ListParagraph" style:list-style-name="LFO13" style:family="paragraph">
      <style:text-properties fo:font-size="12pt" style:font-size-asian="12pt"/>
    </style:style>
    <style:style style:name="P125" style:parent-style-name="ListParagraph" style:list-style-name="LFO13" style:family="paragraph">
      <style:text-properties fo:font-size="12pt" style:font-size-asian="12pt"/>
    </style:style>
    <style:style style:name="P126" style:parent-style-name="ListParagraph" style:list-style-name="LFO13" style:family="paragraph">
      <style:text-properties fo:font-size="12pt" style:font-size-asian="12pt"/>
    </style:style>
    <style:style style:name="P127" style:parent-style-name="Normal" style:family="paragraph">
      <style:text-properties fo:font-weight="bold" style:font-weight-asian="bold" fo:font-size="12pt" style:font-size-asian="12pt"/>
    </style:style>
    <style:style style:name="P128" style:parent-style-name="ListParagraph" style:list-style-name="LFO14" style:family="paragraph">
      <style:text-properties fo:font-size="12pt" style:font-size-asian="12pt"/>
    </style:style>
    <style:style style:name="P129" style:parent-style-name="ListParagraph" style:list-style-name="LFO14" style:family="paragraph">
      <style:text-properties fo:font-size="12pt" style:font-size-asian="12pt"/>
    </style:style>
    <style:style style:name="P130" style:parent-style-name="Normal" style:family="paragraph">
      <style:text-properties fo:font-weight="bold" style:font-weight-asian="bold" fo:font-size="12pt" style:font-size-asian="12pt"/>
    </style:style>
    <style:style style:name="P131" style:parent-style-name="ListParagraph" style:list-style-name="LFO15" style:family="paragraph">
      <style:text-properties fo:font-size="12pt" style:font-size-asian="12pt"/>
    </style:style>
    <style:style style:name="P132" style:parent-style-name="ListParagraph" style:list-style-name="LFO15" style:family="paragraph">
      <style:text-properties fo:font-size="12pt" style:font-size-asian="12pt"/>
    </style:style>
    <style:style style:name="P133" style:parent-style-name="ListParagraph" style:list-style-name="LFO15" style:family="paragraph">
      <style:text-properties fo:font-size="12pt" style:font-size-asian="12pt"/>
    </style:style>
    <style:style style:name="P134" style:parent-style-name="ListParagraph" style:list-style-name="LFO15" style:family="paragraph">
      <style:text-properties fo:font-size="12pt" style:font-size-asian="12pt"/>
    </style:style>
    <style:style style:name="P135" style:parent-style-name="ListParagraph" style:list-style-name="LFO15" style:family="paragraph">
      <style:text-properties fo:font-size="12pt" style:font-size-asian="12pt"/>
    </style:style>
    <style:style style:name="P136" style:parent-style-name="Normal" style:family="paragraph">
      <style:text-properties fo:font-size="12pt" style:font-size-asian="12pt"/>
    </style:style>
    <style:style style:name="P137" style:parent-style-name="Normal" style:family="paragraph">
      <style:text-properties fo:font-weight="bold" style:font-weight-asian="bold" fo:font-size="14pt" style:font-size-asian="14pt"/>
    </style:style>
    <style:style style:name="P138" style:parent-style-name="ListParagraph" style:list-style-name="LFO16" style:family="paragraph">
      <style:text-properties fo:font-size="12pt" style:font-size-asian="12pt"/>
    </style:style>
    <style:style style:name="P139" style:parent-style-name="ListParagraph" style:list-style-name="LFO16" style:family="paragraph">
      <style:text-properties fo:font-size="12pt" style:font-size-asian="12pt"/>
    </style:style>
    <style:style style:name="P140" style:parent-style-name="ListParagraph" style:list-style-name="LFO16" style:family="paragraph">
      <style:text-properties fo:font-size="12pt" style:font-size-asian="12pt"/>
    </style:style>
    <style:style style:name="P141" style:parent-style-name="ListParagraph" style:list-style-name="LFO16" style:family="paragraph">
      <style:text-properties fo:font-size="12pt" style:font-size-asian="12pt"/>
    </style:style>
    <style:style style:name="P142" style:parent-style-name="ListParagraph" style:list-style-name="LFO16" style:family="paragraph">
      <style:text-properties fo:font-size="12pt" style:font-size-asian="12pt"/>
    </style:style>
    <style:style style:name="P143" style:parent-style-name="ListParagraph" style:list-style-name="LFO16" style:family="paragraph">
      <style:text-properties fo:font-size="12pt" style:font-size-asian="12pt"/>
    </style:style>
    <style:style style:name="P144" style:parent-style-name="ListParagraph" style:list-style-name="LFO16" style:family="paragraph">
      <style:text-properties fo:font-size="12pt" style:font-size-asian="12pt"/>
    </style:style>
    <style:style style:name="P145" style:parent-style-name="ListParagraph" style:list-style-name="LFO16" style:family="paragraph">
      <style:text-properties fo:font-size="12pt" style:font-size-asian="12pt"/>
    </style:style>
    <style:style style:name="P146" style:parent-style-name="ListParagraph" style:list-style-name="LFO16" style:family="paragraph">
      <style:text-properties fo:font-size="12pt" style:font-size-asian="12pt"/>
    </style:style>
    <style:style style:name="P147" style:parent-style-name="ListParagraph" style:list-style-name="LFO16" style:family="paragraph">
      <style:text-properties fo:font-size="12pt" style:font-size-asian="12pt"/>
    </style:style>
    <style:style style:name="P148" style:parent-style-name="ListParagraph" style:list-style-name="LFO16" style:family="paragraph">
      <style:text-properties fo:font-size="12pt" style:font-size-asian="12pt"/>
    </style:style>
    <style:style style:name="P149" style:parent-style-name="ListParagraph" style:list-style-name="LFO16" style:family="paragraph">
      <style:text-properties fo:font-size="12pt" style:font-size-asian="12pt"/>
    </style:style>
    <style:style style:name="P150" style:parent-style-name="ListParagraph" style:list-style-name="LFO16" style:family="paragraph">
      <style:text-properties fo:font-size="12pt" style:font-size-asian="12pt"/>
    </style:style>
    <style:style style:name="P151" style:parent-style-name="Normal" style:family="paragraph">
      <style:text-properties fo:font-weight="bold" style:font-weight-asian="bold" fo:font-size="12pt" style:font-size-asian="12pt"/>
    </style:style>
  </office:automatic-styles>
  <office:body>
    <office:text text:use-soft-page-breaks="true">
      <text:p text:style-name="P1">10-Week 10 Redman And Wilkinson Chapter 16<text:s/>–<text:s/>Downsizing</text:p>
      <text:p text:style-name="P2"/>
      <text:p text:style-name="P3">Introduction</text:p>
      <text:list text:style-name="LFO1" text:continue-numbering="true">
        <text:list-item>
          <text:p text:style-name="P4"><text:span text:style-name="T5">Extent and potential for cuasing problems wen mismanaged</text:span></text:p>
        </text:list-item>
        <text:list-item>
          <text:p text:style-name="P6"><text:span text:style-name="T7">Review method by which downsizing occurs</text:span></text:p>
        </text:list-item>
        <text:list-item>
          <text:p text:style-name="P8"><text:span text:style-name="T9">Examine processes involved and focus in particular on consultaion etc</text:span></text:p>
        </text:list-item>
      </text:list>
      <text:p text:style-name="P10">Downsizing: the reality of HRM?</text:p>
      <text:list text:style-name="LFO2" text:continue-numbering="true">
        <text:list-item>
          <text:p text:style-name="P11">Downsizing is the conscious use of permanent personnel reductions in an attempt to improve efficiency and or effectiveness</text:p>
        </text:list-item>
        <text:list-item>
          <text:p text:style-name="P12">Downsizing is being regarded by management as one of the preferred routes to turning around declining orgs, cutting costs and improving org perf</text:p>
        </text:list-item>
        <text:list-item>
          <text:p text:style-name="P13">Downsizing now central aspect of hrm in uk</text:p>
        </text:list-item>
        <text:list-item>
          <text:p text:style-name="P14">Revitalising change is seen as an entirely positive process to do with rooting out inertia promoting efficiency and fostering innovation</text:p>
        </text:list-item>
        <text:list-item>
          <text:p text:style-name="P15">Over 200000 notified redundancies in the uk each year</text:p>
        </text:list-item>
        <text:list-item>
          <text:p text:style-name="P16">Much rarer is any discussion that examines the nature, significance and aftermath of making people redundant</text:p>
        </text:list-item>
        <text:list-item>
          <text:p text:style-name="P17">One explanation – its considerd isolated an unpleasant element of hrm practice and one that is best hurriedly carried out and quickly forgotten</text:p>
        </text:list-item>
        <text:list-item>
          <text:p text:style-name="P18">Org size is no longer a measure of corporate success</text:p>
        </text:list-item>
        <text:list-item>
          <text:p text:style-name="P19">Downsizing affectging middle class, in the past it was working class</text:p>
        </text:list-item>
        <text:list-item>
          <text:p text:style-name="P20">Mismangement of workforce reduction can cause major damage to org employment and reputation</text:p>
        </text:list-item>
        <text:list-item>
          <text:p text:style-name="P21">Concerned about the org effectiveness of the post downsized anorexic org</text:p>
        </text:list-item>
        <text:list-item>
          <text:p text:style-name="P22">Some writer point to the obsessive pursuit of downsizing to the point of selfstarvation marke by excessive cost cutting, organ failure and extreme fear of becoming inefficient</text:p>
        </text:list-item>
        <text:list-item>
          <text:p text:style-name="P23">Can seriousl handicap and damage the learning capacity of orgs</text:p>
        </text:list-item>
        <text:list-item>
          <text:p text:style-name="P24">Can hollow out the firms skills capacity</text:p>
        </text:list-item>
        <text:list-item>
          <text:p text:style-name="P25">Stock prices rise in many cases because of job cuts</text:p>
        </text:list-item>
        <text:list-item>
          <text:p text:style-name="P26">Industrial conflict and workforce resistance a potential problem</text:p>
        </text:list-item>
        <text:list-item>
          <text:p text:style-name="P27">Cascio says only 2 situation where downsizing is warranted</text:p>
        </text:list-item>
        <text:list-item>
          <text:p text:style-name="P28">First when companies find themselves saddled with non performing assets or consistently unprofitable subsidiaries</text:p>
        </text:list-item>
        <text:list-item>
          <text:p text:style-name="P29">Second<text:s/>when jobs rely on tech that is no lnger commercially viable</text:p>
        </text:list-item>
      </text:list>
      <text:p text:style-name="P30"/>
      <text:soft-page-break/>
      <text:p text:style-name="P31">Methods of downsizing</text:p>
      <text:list text:style-name="LFO3" text:continue-numbering="true">
        <text:list-item>
          <text:p text:style-name="P32">Number of methods available and alternative</text:p>
        </text:list-item>
      </text:list>
      <text:p text:style-name="P33">Natural attrition/ wastage</text:p>
      <text:list text:style-name="LFO3" text:continue-numbering="true">
        <text:list-item>
          <text:p text:style-name="P34">Proffered as the most positive and humane method of reduction</text:p>
        </text:list-item>
        <text:list-item>
          <text:p text:style-name="P35">Giving individuals free choice to leave or stay and reduces the potential for conflict</text:p>
        </text:list-item>
        <text:list-item>
          <text:p text:style-name="P36">Poses problems for management in that it is unplanned and uncontrollable</text:p>
        </text:list-item>
        <text:list-item>
          <text:p text:style-name="P37">Some suggest It depresses workforce morale more than the short, sharp shock approach of redundancy</text:p>
        </text:list-item>
      </text:list>
      <text:p text:style-name="P38">Voluntary redundancy</text:p>
      <text:list text:style-name="LFO4" text:continue-numbering="true">
        <text:list-item>
          <text:p text:style-name="P39">Increasingly most prefereed method</text:p>
        </text:list-item>
        <text:list-item>
          <text:p text:style-name="P40">Concerns are that it is expensive, employees with long service find it attractice, that the best workers leave because there is demand for their skills, while poorer works stay because thay are less marketable</text:p>
        </text:list-item>
        <text:list-item>
          <text:p text:style-name="P41">Marginal performers more likely to leave</text:p>
        </text:list-item>
        <text:list-item>
          <text:p text:style-name="P42">High absenteesism and low commitment associated with those who want to leave</text:p>
        </text:list-item>
        <text:list-item>
          <text:p text:style-name="P43">Advantage is employees are given a choice and this de stigmatises the loss of the job</text:p>
        </text:list-item>
        <text:list-item>
          <text:p text:style-name="P44">Reports of mangers leaning on targeted employess..</text:p>
        </text:list-item>
        <text:list-item>
          <text:p text:style-name="P45">Wide range of informal and very threatening tactics used by mangers to encourage volunteers</text:p>
        </text:list-item>
      </text:list>
      <text:p text:style-name="P46">Compulsory redundancy</text:p>
      <text:list text:style-name="LFO5" text:continue-numbering="true">
        <text:list-item>
          <text:p text:style-name="P47">No choice, normally a last resort strategy , least acceptable face of downsizing</text:p>
        </text:list-item>
        <text:list-item>
          <text:p text:style-name="P48">Based on managerial decision making, gives employers the opportunity to desing and implement criteria based on business needs</text:p>
        </text:list-item>
      </text:list>
      <text:p text:style-name="P49">Retirement</text:p>
      <text:list text:style-name="LFO6" text:continue-numbering="true">
        <text:list-item>
          <text:p text:style-name="P50">Early retirement usually used alongside other methods of workfoce reduction</text:p>
        </text:list-item>
        <text:list-item>
          <text:p text:style-name="P51">See nless as redundancy and more as away of avoiding it</text:p>
        </text:list-item>
        <text:list-item>
          <text:p text:style-name="P52">Differs as employees opting for early retirement aer less likelty to seek to re enter the workforce</text:p>
        </text:list-item>
        <text:list-item>
          <text:p text:style-name="P53">Ill heatlh one cause for increas3e in early retiremtn</text:p>
        </text:list-item>
        <text:list-item>
          <text:p text:style-name="P54">Appears managers usually with little supporing evidence associate increasing age with decling levels of productivity and poorer quality perf</text:p>
        </text:list-item>
        <text:list-item>
          <text:p text:style-name="P55">Less stigma retiring than redundancy</text:p>
        </text:list-item>
      </text:list>
      <text:p text:style-name="P56"/>
      <text:soft-page-break/>
      <text:p text:style-name="P57">Alternatives to redundancy</text:p>
      <text:list text:style-name="LFO7" text:continue-numbering="true">
        <text:list-item>
          <text:p text:style-name="P58">Encourage to consider other option and to view compulsory redundancy as a last resort</text:p>
        </text:list-item>
        <text:list-item>
          <text:p text:style-name="P59">Redoployment, freezing recruitment, disengaging contracgots and other flexible workers, reducing overtime, secondments, career breaks and introducing more flexible working patterns such as job sharing and part time work</text:p>
        </text:list-item>
        <text:list-item>
          <text:p text:style-name="P60">Little evidence for any widespread development of redundancy alternatives in Britain</text:p>
        </text:list-item>
        <text:list-item>
          <text:p text:style-name="P61">Limited research that examines the relative financial effects of these alternative on firms, and the effects on individual employees</text:p>
        </text:list-item>
        <text:list-item>
          <text:p text:style-name="P62">Can see workers as two groups</text:p>
        </text:list-item>
        <text:list-item>
          <text:p text:style-name="P63">Employees as costs to be cut – the downsizers, what is the min number of people to run the company?</text:p>
        </text:list-item>
        <text:list-item>
          <text:p text:style-name="P64">Employees as assets t obe developed – the responsible restructureres, chow can we change the way we do business so that we can use the poepl we currently have more effectively?</text:p>
        </text:list-item>
      </text:list>
      <text:p text:style-name="P65">Wage reductions</text:p>
      <text:list text:style-name="LFO8" text:continue-numbering="true">
        <text:list-item>
          <text:p text:style-name="P66">Wage cuts tend to be sparingly used</text:p>
        </text:list-item>
        <text:list-item>
          <text:p text:style-name="P67">Employees forgo a wage increase for some form of job security agreement</text:p>
        </text:list-item>
        <text:list-item>
          <text:p text:style-name="P68">Phenomenon that wages aer sticky downwards and labour marets respond to falls in demand by employment adjustments is well established in economic theory</text:p>
        </text:list-item>
        <text:list-item>
          <text:p text:style-name="P69">The mechanisms that best achieved this were adj to employemtn rather wage levels</text:p>
        </text:list-item>
      </text:list>
      <text:p text:style-name="P70">Redeployment</text:p>
      <text:list text:style-name="LFO9" text:continue-numbering="true">
        <text:list-item>
          <text:p text:style-name="P71">Concept of spatial flexibility and the redeployment of workers have received little attention</text:p>
        </text:list-item>
        <text:list-item>
          <text:p text:style-name="P72">Well established in us and japs</text:p>
        </text:list-item>
        <text:list-item>
          <text:p text:style-name="P73">Not easy, requires considerable cooperation between different divisons, plants and departments within firm and brings a number of costly implications</text:p>
        </text:list-item>
        <text:list-item>
          <text:p text:style-name="P74">Retained and reskilled, possible travel cost</text:p>
        </text:list-item>
        <text:list-item>
          <text:p text:style-name="P75">Key issues in supporting redeployment is the degree of pay protection given</text:p>
        </text:list-item>
      </text:list>
      <text:p text:style-name="P76"/>
      <text:p text:style-name="P77">The redundancy process</text:p>
      <text:list text:style-name="LFO10" text:continue-numbering="true">
        <text:list-item>
          <text:p text:style-name="P78">Often badly managed with negative consequences</text:p>
        </text:list-item>
        <text:list-item>
          <text:p text:style-name="P79">May stem <text:s/>from the rarity of formal redundancy procedures</text:p>
        </text:list-item>
        <text:list-item>
          <text:p text:style-name="P80">Much to be gained from a humane, planned and strategic approach to downsizing</text:p>
        </text:list-item>
        <text:list-item>
          <text:p text:style-name="P81"><text:span text:style-name="T82">Workforce reduction strategies<text:s/></text:span><text:span text:style-name="T83">focused on reducing headcount and usually implemented in a top down speedy way</text:span><text:span text:style-name="T84">, <text:s/>downside , it seen as equivalent to throwing a grenade into a crowded room, closing the door and expecting the explosion to eliminate a certain percentage of the workforce. <text:s/>Difficult to predict who will be gone and who stays</text:span></text:p>
        </text:list-item>
        <text:list-item>
          <text:p text:style-name="P85">Because of quick implementation management doesn’t does not have time to think strategy thorugh and communicate it properly to employees</text:p>
        </text:list-item>
        <text:list-item>
          <text:p text:style-name="P86"><text:span text:style-name="T87">Work redisgn strategies<text:s/></text:span><text:span text:style-name="T88">aimed at reducing work through redesigning tasks, reducing work hours, merging units etc. <text:s/>difficult to implement swiftly and seen as medium term strategy</text:span></text:p>
        </text:list-item>
        <text:list-item>
          <text:p text:style-name="P89"><text:span text:style-name="T90">Systematic strategies<text:s/></text:span><text:span text:style-name="T91">focus on changing culture, attitude and values, not just chaning workforce size.</text:span><text:span text:style-name="T92"><text:s text:c="2"/>Involves redefining downsizing as an on going process, as a basis for continuous improvement, rather than as a programme or a target. <text:s/>Longer term perspective than that of workforce reduction</text:span></text:p>
        </text:list-item>
        <text:list-item>
          <text:p text:style-name="P93">Main focus of hr appears to be in implementing the procedural aspects of redun</text:p>
        </text:list-item>
        <text:list-item>
          <text:p text:style-name="P94">The contributions need to be directed towards managing the strategic aspects of decision making processes with a view to managing survivors effectivelygood hr suggests that three elemens of the redundancy process are critical, consution with employees, the selection decision and pre/post redundancy support for those redundant</text:p>
        </text:list-item>
      </text:list>
      <text:p text:style-name="P95">Consultation</text:p>
      <text:list text:style-name="LFO11" text:continue-numbering="true">
        <text:list-item>
          <text:p text:style-name="P96">Consultation with unions nad employees emphasised in most accounts of downsizing</text:p>
        </text:list-item>
        <text:list-item>
          <text:p text:style-name="P97">Breaks in comm are seen as sinister and lead to rumours</text:p>
        </text:list-item>
        <text:list-item>
          <text:p text:style-name="P98">Can make difference to the narture of the redundancy process used and numbers of jobs lost</text:p>
        </text:list-item>
        <text:list-item>
          <text:p text:style-name="P99">Often characterised by secrecy and swirtness and thus poorly planned and executed with little scope for employee<text:s/>involvement</text:p>
        </text:list-item>
        <text:list-item>
          <text:p text:style-name="P100">Leg restriction on managerial prerogative in redundancy are limited in uk</text:p>
        </text:list-item>
        <text:list-item>
          <text:p text:style-name="P101">First he requirement is to consult rather than negotiate over redun</text:p>
        </text:list-item>
        <text:list-item>
          <text:p text:style-name="P102">Second, consultation limited to recognised unions only</text:p>
        </text:list-item>
        <text:list-item>
          <text:p text:style-name="P103">Third, redun consul often not complied with in practices</text:p>
        </text:list-item>
      </text:list>
      <text:p text:style-name="P104"/>
      <text:p text:style-name="P105">Selection</text:p>
      <text:list text:style-name="LFO12" text:continue-numbering="true">
        <text:list-item>
          <text:p text:style-name="P106"><text:span text:style-name="T107">Notions of fairness and organisational justice are key issues</text:span></text:p>
        </text:list-item>
        <text:list-item>
          <text:p text:style-name="P108"><text:span text:style-name="T109">Found to be related to both how the decision was made and how much voice they felt they had in the process</text:span></text:p>
        </text:list-item>
        <text:list-item>
          <text:p text:style-name="P110"><text:span text:style-name="T111">In selection process it should be clear and appropriate</text:span></text:p>
        </text:list-item>
        <text:list-item>
          <text:p text:style-name="P112"><text:span text:style-name="T113">Noteworthy general trends within selection criteria</text:span></text:p>
        </text:list-item>
        <text:list-item>
          <text:p text:style-name="P114"><text:span text:style-name="T115">First is move away from seniority <text:s/>and reduction of lifo and towards selection based on an assessment of skills and perf</text:span></text:p>
        </text:list-item>
        <text:list-item>
          <text:p text:style-name="P116"><text:span text:style-name="T117">Despite the outwardly objective nature of selection, can find evidence of subjective manipulation of a redundancy situation by managers</text:span></text:p>
        </text:list-item>
      </text:list>
      <text:p text:style-name="P118"/>
      <text:p text:style-name="P119">Employee support</text:p>
      <text:list text:style-name="LFO13" text:continue-numbering="true">
        <text:list-item>
          <text:p text:style-name="P120">Help can have a very posiive impact on the management of redundancy at a relatively low cost</text:p>
        </text:list-item>
        <text:list-item>
          <text:p text:style-name="P121">Forms of support include redeployment, centres, business start up advice, training and loans, retraining, outplacement support, pre retirement education, financial advice, job serach help, counselling etc</text:p>
        </text:list-item>
        <text:list-item>
          <text:p text:style-name="P122">Real personal, social and financial problems also stem from redundancy. <text:s/></text:p>
        </text:list-item>
        <text:list-item>
          <text:p text:style-name="P123">Counselling and assistance programmes report it as being valued by recipients but somewhat unproven in its actual benefits</text:p>
        </text:list-item>
        <text:list-item>
          <text:p text:style-name="P124">Availability of support usually much greater the more senior the redundant employee is</text:p>
        </text:list-item>
        <text:list-item>
          <text:p text:style-name="P125">Most common support is the statutorily supported one of time off to look for work</text:p>
        </text:list-item>
        <text:list-item>
          <text:p text:style-name="P126">Lemon effect – recrutiers become concerned about hiring an employee who has been discarded by another employer, employers assume redun worker must be of poor quality and potential</text:p>
        </text:list-item>
      </text:list>
      <text:p text:style-name="P127">Severance pay</text:p>
      <text:list text:style-name="LFO14" text:continue-numbering="true">
        <text:list-item>
          <text:p text:style-name="P128">Arguably the acid test of support for redu Is the level of compensatory financial support or severance pay</text:p>
        </text:list-item>
        <text:list-item>
          <text:p text:style-name="P129">Threequaters provide redundancy compensation above that required by law</text:p>
        </text:list-item>
      </text:list>
      <text:p text:style-name="P130">Survivors</text:p>
      <text:list text:style-name="LFO15" text:continue-numbering="true">
        <text:list-item>
          <text:p text:style-name="P131">The needs of those who remain post downsizing appear to be often overlooked</text:p>
        </text:list-item>
        <text:list-item>
          <text:p text:style-name="P132">Remaining employees feel shocked, embittered towards management, fearful about their future and guilty about still having a job while colleagues have been laid off</text:p>
        </text:list-item>
        <text:list-item>
          <text:p text:style-name="P133">Lower morale, increased stress levels, less production and less loyal</text:p>
        </text:list-item>
        <text:list-item>
          <text:p text:style-name="P134">Some have recognised usch problems and have set up training courses for managers in how to deal with downsizing effects and have provided counselling programmes and help lines</text:p>
        </text:list-item>
        <text:list-item>
          <text:p text:style-name="P135">Job control is important in terms of occupational stress and employee outcomes when dealing with downsizing</text:p>
        </text:list-item>
      </text:list>
      <text:p text:style-name="P136"/>
      <text:soft-page-break/>
      <text:p text:style-name="P137">Conclusions: downsizing, rightsizing or dumbsizing?</text:p>
      <text:list text:style-name="LFO16" text:continue-numbering="true">
        <text:list-item>
          <text:p text:style-name="P138">Few orgs have not undergone some form of downsizing</text:p>
        </text:list-item>
        <text:list-item>
          <text:p text:style-name="P139">Questions centred no whether orgs are now in beter shape post downsizing</text:p>
        </text:list-item>
        <text:list-item>
          <text:p text:style-name="P140">Are<text:s/>such<text:s/>orgs leaner and fitter or understaffed and anorexic?</text:p>
        </text:list-item>
        <text:list-item>
          <text:p text:style-name="P141">Increasingly popular view is that the effects of downsizing are equivalent of an industrial nuclear war:</text:p>
          <text:list text:continue-numbering="true">
            <text:list-item>
              <text:p text:style-name="P142">Below the chief exe and his cheer leading hr department a number of companies resemble nothing so much as buildings blasted by a neutron bomb. <text:s/>The processes and structures are all there but no human life to make them productive</text:p>
            </text:list-item>
          </text:list>
        </text:list-item>
        <text:list-item>
          <text:p text:style-name="P143">Mounting evidence that all is not well in downsized org form</text:p>
        </text:list-item>
        <text:list-item>
          <text:p text:style-name="P144">Downsizing mya cut labour costs in short run but it can erode both employee and eventually customer loyalty in the long run</text:p>
        </text:list-item>
        <text:list-item>
          <text:p text:style-name="P145">Research shown downsizing has mixed results on perf</text:p>
        </text:list-item>
        <text:list-item>
          <text:p text:style-name="P146">Downsizing more likely to be effective in longer term when accompanied by practices that reinforce the contribution of hr to financial success</text:p>
        </text:list-item>
        <text:list-item>
          <text:p text:style-name="P147">Supportive hrm practices buffer some of the negative mployee attitudinal and behavioural consequences of downsizing</text:p>
        </text:list-item>
        <text:list-item>
          <text:p text:style-name="P148">Negative economic effect – leveragins is mostly energising while downsizing is essentially the reverse, resulting in demoraliased mangers and workfoces</text:p>
        </text:list-item>
        <text:list-item>
          <text:p text:style-name="P149">Managers miay have become addicted to downsizing because being lean and mean is now fashionable in itself</text:p>
        </text:list-item>
        <text:list-item>
          <text:p text:style-name="P150"/>
        </text:list-item>
      </text:list>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5-01-11T13:27:00Z</meta:creation-date>
    <dc:date>2015-01-11T15:46:00Z</dc:date>
    <meta:template xlink:href="Normal" xlink:type="simple"/>
    <meta:editing-cycles>3</meta:editing-cycles>
    <meta:editing-duration>PT8340S</meta:editing-duration>
    <meta:document-statistic meta:page-count="6" meta:paragraph-count="22" meta:word-count="1645" meta:character-count="11004" meta:row-count="78" meta:non-whitespace-character-count="9381"/>
  </office:meta>
</office:document-meta>
</file>